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office:value-type="string">
            <text:p>Title of the book</text:p>
          </table:table-cell>
          <table:table-cell office:value-type="string">
            <text:p>Names of the authors</text:p>
          </table:table-cell>
          <table:table-cell office:value-type="string">
            <text:p>Publishers</text:p>
          </table:table-cell>
          <table:table-cell office:value-type="string">
            <text:p>ISBN numbers</text:p>
          </table:table-cell>
        </table:table-row>
        <table:table-row>
          <table:table-cell office:value-type="string">
            <text:p>Mathematics For Class XII Volume</text:p>
          </table:table-cell>
          <table:table-cell office:value-type="string">
            <text:p>RD: Sharma</text:p>
          </table:table-cell>
          <table:table-cell office:value-type="string">
            <text:p>DHANPAT RAI PUBLICATIONS</text:p>
          </table:table-cell>
          <table:table-cell office:value-type="string">
            <text:p>No ISBN Number Detected</text:p>
          </table:table-cell>
        </table:table-row>
        <table:table-row>
          <table:table-cell office:value-type="string">
            <text:p>CHRISTMAS CAROL</text:p>
          </table:table-cell>
          <table:table-cell office:value-type="string">
            <text:p>CHARLES DICKENS</text:p>
          </table:table-cell>
          <table:table-cell office:value-type="string">
            <text:p>No Publisher Detected</text:p>
          </table:table-cell>
          <table:table-cell office:value-type="string">
            <text:p>No ISBN Number Detected</text:p>
          </table:table-cell>
        </table:table-row>
        <table:table-row>
          <table:table-cell office:value-type="string">
            <text:p>Automata and Computability</text:p>
          </table:table-cell>
          <table:table-cell office:value-type="string">
            <text:p>DEXTER (. KozEN</text:p>
          </table:table-cell>
          <table:table-cell office:value-type="string">
            <text:p>Springer</text:p>
          </table:table-cell>
          <table:table-cell office:value-type="string">
            <text:p>No ISBN Number Detected</text:p>
          </table:table-cell>
        </table:table-row>
        <table:table-row>
          <table:table-cell office:value-type="string">
            <text:p>Mathematics For Class XII Volume</text:p>
          </table:table-cell>
          <table:table-cell office:value-type="string">
            <text:p>RD: Sharma</text:p>
          </table:table-cell>
          <table:table-cell office:value-type="string">
            <text:p>DHANPAT RAI PUBLICATIONS</text:p>
          </table:table-cell>
          <table:table-cell office:value-type="string">
            <text:p>No ISBN Number Detect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